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mAssassinHandler.configure( Configuration arg0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amAssassinHandler.onMessage( SMTPSession 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pamAssassinHandler.setCheckAuthNetworks( boolean checkAuthNetwor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mAssassinHandler.setSpamdHost( String spamd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mAssassinHandler.setSpamdRejectionHits( double spamdRejection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mAssassinHandler.setSpamdPort( int spamd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